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7ec2c"/>
    </style:style>
    <style:style style:name="P3" style:family="paragraph" style:parent-style-name="Standard" style:list-style-name="L1">
      <style:text-properties officeooo:rsid="0007ec2c" officeooo:paragraph-rsid="0007ec2c"/>
    </style:style>
    <style:style style:name="P4" style:family="paragraph" style:parent-style-name="Standard" style:list-style-name="L1">
      <style:text-properties officeooo:rsid="00091e28" officeooo:paragraph-rsid="00091e28"/>
    </style:style>
    <style:style style:name="P5" style:family="paragraph" style:parent-style-name="Standard">
      <style:text-properties officeooo:rsid="00091e28" officeooo:paragraph-rsid="0011ab62"/>
    </style:style>
    <style:style style:name="P6" style:family="paragraph" style:parent-style-name="Standard">
      <style:text-properties fo:font-weight="bold" officeooo:rsid="00091e28" officeooo:paragraph-rsid="00091e28" style:font-weight-asian="bold" style:font-weight-complex="bold"/>
    </style:style>
    <style:style style:name="P7" style:family="paragraph" style:parent-style-name="Standard">
      <style:text-properties fo:font-weight="bold" officeooo:rsid="00091e28" officeooo:paragraph-rsid="0011ab62" style:font-weight-asian="bold" style:font-weight-complex="bold"/>
    </style:style>
    <style:style style:name="P8" style:family="paragraph" style:parent-style-name="Standard">
      <style:text-properties fo:font-weight="bold" officeooo:paragraph-rsid="000b2d22" style:font-weight-asian="bold" style:font-weight-complex="bold"/>
    </style:style>
    <style:style style:name="P9" style:family="paragraph" style:parent-style-name="Standard">
      <style:text-properties fo:font-weight="bold" officeooo:rsid="000b2d22" officeooo:paragraph-rsid="000b2d22" style:font-weight-asian="bold" style:font-weight-complex="bold"/>
    </style:style>
    <style:style style:name="P10" style:family="paragraph" style:parent-style-name="Standard">
      <style:text-properties fo:font-size="15pt" fo:font-weight="bold" officeooo:rsid="0007ec2c" officeooo:paragraph-rsid="0007ec2c" style:font-size-asian="15pt" style:font-weight-asian="bold" style:font-size-complex="15pt" style:font-weight-complex="bold"/>
    </style:style>
    <style:style style:name="P11" style:family="paragraph" style:parent-style-name="Standard" style:list-style-name="L2">
      <style:text-properties officeooo:paragraph-rsid="0011ab62"/>
    </style:style>
    <style:style style:name="P12" style:family="paragraph" style:parent-style-name="Standard">
      <style:text-properties officeooo:paragraph-rsid="000b2d22"/>
    </style:style>
    <style:style style:name="P13" style:family="paragraph" style:parent-style-name="Standard" style:list-style-name="L3">
      <style:text-properties officeooo:paragraph-rsid="000b2d22"/>
    </style:style>
    <style:style style:name="P14" style:family="paragraph" style:parent-style-name="Standard" style:list-style-name="L4">
      <style:text-properties officeooo:paragraph-rsid="000c05a7"/>
    </style:style>
    <style:style style:name="P15" style:family="paragraph" style:parent-style-name="Standard" style:list-style-name="L4">
      <style:text-properties officeooo:paragraph-rsid="001576f2"/>
    </style:style>
    <style:style style:name="P16" style:family="paragraph" style:parent-style-name="Standard">
      <style:text-properties fo:font-weight="normal" officeooo:rsid="000b2d22" officeooo:paragraph-rsid="000b2d22" style:font-weight-asian="normal" style:font-weight-complex="normal"/>
    </style:style>
    <style:style style:name="P17" style:family="paragraph" style:parent-style-name="Standard">
      <style:text-properties fo:font-weight="normal" officeooo:rsid="000b2d22" officeooo:paragraph-rsid="00168939" style:font-weight-asian="normal" style:font-weight-complex="normal"/>
    </style:style>
    <style:style style:name="P18" style:family="paragraph" style:parent-style-name="Standard">
      <style:text-properties fo:font-weight="normal" officeooo:rsid="00168939" officeooo:paragraph-rsid="00168939" style:font-weight-asian="normal" style:font-weight-complex="normal"/>
    </style:style>
    <style:style style:name="P19" style:family="paragraph" style:parent-style-name="Standard">
      <style:text-properties officeooo:rsid="000c05a7" officeooo:paragraph-rsid="000c05a7"/>
    </style:style>
    <style:style style:name="P20" style:family="paragraph" style:parent-style-name="Standard">
      <style:text-properties officeooo:paragraph-rsid="000c05a7"/>
    </style:style>
    <style:style style:name="P21" style:family="paragraph" style:parent-style-name="Standard">
      <style:text-properties officeooo:paragraph-rsid="000e18d8"/>
    </style:style>
    <style:style style:name="P22" style:family="paragraph" style:parent-style-name="Standard" style:list-style-name="L4">
      <style:text-properties officeooo:rsid="00124915" officeooo:paragraph-rsid="00124915"/>
    </style:style>
    <style:style style:name="P23" style:family="paragraph" style:parent-style-name="Standard">
      <style:text-properties officeooo:rsid="001576f2" officeooo:paragraph-rsid="001576f2"/>
    </style:style>
    <style:style style:name="P24" style:family="paragraph" style:parent-style-name="Standard">
      <style:text-properties officeooo:paragraph-rsid="001576f2"/>
    </style:style>
    <style:style style:name="P25" style:family="paragraph" style:parent-style-name="Standard" style:list-style-name="L4">
      <style:text-properties officeooo:rsid="001834ef" officeooo:paragraph-rsid="001834ef"/>
    </style:style>
    <style:style style:name="T1" style:family="text">
      <style:text-properties officeooo:rsid="0007ec2c"/>
    </style:style>
    <style:style style:name="T2" style:family="text">
      <style:text-properties officeooo:rsid="00091e28"/>
    </style:style>
    <style:style style:name="T3" style:family="text">
      <style:text-properties officeooo:rsid="000b2d22"/>
    </style:style>
    <style:style style:name="T4" style:family="text">
      <style:text-properties officeooo:rsid="000c05a7"/>
    </style:style>
    <style:style style:name="T5" style:family="text">
      <style:text-properties fo:font-weight="bold" officeooo:rsid="000b2d22" style:font-weight-asian="bold" style:font-weight-complex="bold"/>
    </style:style>
    <style:style style:name="T6" style:family="text">
      <style:text-properties officeooo:rsid="00140fad"/>
    </style:style>
    <style:style style:name="T7" style:family="text">
      <style:text-properties officeooo:rsid="001576f2"/>
    </style:style>
    <style:style style:name="T8" style:family="text">
      <style:text-properties fo:font-weight="normal" officeooo:rsid="00168939" style:font-weight-asian="normal" style:font-weight-complex="normal"/>
    </style:style>
    <style:style style:name="T9" style:family="text">
      <style:text-properties officeooo:rsid="001856e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eps performed for height level calculation for paper.</text:p>
      <text:p text:style-name="Standard"/>
      <text:p text:style-name="P7">Preparation of height levels:</text:p>
      <text:p text:style-name="P5"/>
      <text:list xml:id="list3989587877" text:style-name="L2">
        <text:list-item>
          <text:p text:style-name="P11"><text:span text:style-name="T2">Clipped shape file of Pasterze to tongue area, and removed debris covered region.</text:span></text:p>
          <text:p text:style-name="P11"/>
        </text:list-item>
        <text:list-item>
          <text:p text:style-name="P11"><text:span text:style-name="T2">With the help of a DEM from 2018, 25m wide height levels are extracted.</text:span></text:p>
          <text:p text:style-name="P11"/>
        </text:list-item>
        <text:list-item>
          <text:p text:style-name="P11"><text:span text:style-name="T2">Mean height for each height level is determined</text:span></text:p>
          <text:p text:style-name="P11"/>
        </text:list-item>
        <text:list-item>
          <text:p text:style-name="P11"><text:span text:style-name="T2">For each day a mean radiation grid is given. Clip each radiation grid with each height level and save the mean radiation value. That way each height level has a mean radiation value for each day in a year. </text:span></text:p>
          <text:p text:style-name="P11"/>
        </text:list-item>
        <text:list-item>
          <text:p text:style-name="P11"><text:span text:style-name="T2">Save height and radiation value for each day for the location of the weather station as well. These values are the reference for the calculation later.</text:span></text:p>
        </text:list-item>
      </text:list>
      <text:p text:style-name="Standard"/>
      <text:p text:style-name="P6">Read, prepare and create mean of measurements</text:p>
      <text:list xml:id="list3173225476" text:style-name="L1">
        <text:list-header>
          <text:p text:style-name="P1"/>
        </text:list-header>
        <text:list-item>
          <text:p text:style-name="P1">Read necessary input parameters: datetime, LWI, LWO, SWI, SWO, wind_speed, temperature, natural_snow_height, rel_moisture, air_pressure<text:span text:style-name="T2">. Each measure type has a valid flag with which it can be determined if the measurement is valid.</text:span></text:p>
          <text:p text:style-name="P1"/>
        </text:list-item>
        <text:list-item>
          <text:p text:style-name="P2">Correct snow measurements, as they are pretty messed up.</text:p>
          <text:list>
            <text:list-item>
              <text:p text:style-name="P2"><text:span text:style-name="T1">Take old value for snow heights between 1.665m - 1.715m and 1.74m - 1.82m.</text:span></text:p>
            </text:list-item>
            <text:list-item>
              <text:p text:style-name="P2"><text:span text:style-name="T1">Maximum snowing per minute 0.028m, else take last value</text:span></text:p>
            </text:list-item>
            <text:list-item>
              <text:p text:style-name="P3">For certain manually entered time spans set maximum snowing per minute to 0.005mm, to avoid jumps.</text:p>
            </text:list-item>
            <text:list-item>
              <text:p text:style-name="P2"><text:span text:style-name="T1">Compare with albedo: if albedo &lt; 0.5, then no snow laying.</text:span><text:line-break/></text:p>
            </text:list-item>
          </text:list>
        </text:list-item>
        <text:list-item>
          <text:p text:style-name="P3">Correct short wave measures</text:p>
          <text:list>
            <text:list-item>
              <text:p text:style-name="P3">If SWI less than 0, set to 0</text:p>
            </text:list-item>
            <text:list-item>
              <text:p text:style-name="P3">SWO &lt; -SWI*0.35, then set to -SWI*0.35</text:p>
            </text:list-item>
            <text:list-item>
              <text:p text:style-name="P3">If no snow is laying, set to -SWI*0.35</text:p>
              <text:p text:style-name="P3"/>
            </text:list-item>
          </text:list>
        </text:list-item>
        <text:list-item>
          <text:p text:style-name="P4">Calculate snow height deltas, so delta from last measurement to this measurement for each measurement.</text:p>
          <text:p text:style-name="P4"/>
        </text:list-item>
        <text:list-item>
          <text:p text:style-name="P4">Create mean measurement by averaging always one day.</text:p>
          <text:p text:style-name="P4"/>
        </text:list-item>
        <text:list-item>
          <text:p text:style-name="P4">Fix invalid measurements (see 1. valid flags) by replacing them by mean of other years at this date<text:span text:style-name="T6"> if a certain percentage of the included single measurements is invalid.</text:span></text:p>
          <text:p text:style-name="P4"/>
        </text:list-item>
        <text:list-item>
          <text:p text:style-name="P4">Calculate wet bulb temperature for mean measurements with method of ? Jonathan R Buzan (Matlab port by Robert Kopp, Python port by Xianxiang Li)</text:p>
          <text:p text:style-name="P4"/>
        </text:list-item>
      </text:list>
      <text:p text:style-name="P12"><text:span text:style-name="T5"/></text:p>
      <text:p text:style-name="P12"/>
      <text:list xml:id="list1440237531" text:style-name="L3">
        <text:list-item>
          <text:p text:style-name="P13"><text:span text:style-name="T3">Adapting the natural snow height with the linear approach of Leidinger D. The mean height values for each height level are used.</text:span></text:p>
          <text:p text:style-name="P13"/>
        </text:list-item>
        <text:list-item>
          <text:p text:style-name="P13"><text:span text:style-name="T3">)</text:span></text:p>
          <text:p text:style-name="P13"><text:soft-page-break/></text:p>
        </text:list-item>
      </text:list>
      <text:p text:style-name="P8"><text:span text:style-name="T3">Height level simulation</text:span></text:p>
      <text:p text:style-name="P9"/>
      <text:p text:style-name="P18">The aim of the simulation is to find the right amount of artificial snowing for each height level, so that <text:span text:style-name="T3">the overall mass balance for each height level</text:span> and therefore for the whole Pasterze<text:span text:style-name="T3"> is </text:span>zero.</text:p>
      <text:p text:style-name="P16"/>
      <text:p text:style-name="P17"><text:span text:style-name="T4">This whole process is done on a yearly basis, from October 1st till September 31st (one hydrologic year). </text:span></text:p>
      <text:p text:style-name="P17"/>
      <text:p text:style-name="P17"><text:span text:style-name="T4">Artificial snowing is only possible for wet bulb temperatures below -2 deg celsius. As snowing might not be possible in October and November, and therefore the mass balance gets negative in these days, the simulation is performed in a way that this mass loss is compensated at the end of the hydrologic year.</text:span></text:p>
      <text:p text:style-name="P8"/>
      <text:p text:style-name="P19">For one simulation iteration of one height level, the following steps are performed:</text:p>
      <text:p text:style-name="P23"><text:tab/><text:line-break/><text:span text:style-name="T5">Adaption of meteorological values for each height level:<text:line-break/></text:span><text:span text:style-name="T8">This would theoretically not be necessary to to each simulation, one time in the beginning would be enough. Currently this is implemented like this in the software however.</text:span><text:span text:style-name="T5"><text:line-break/></text:span></text:p>
      <text:list xml:id="list2722344841" text:style-name="L4">
        <text:list-item>
          <text:p text:style-name="P25">Adapting the temperature with 0.65 degree celsius per 100 meters.</text:p>
          <text:p text:style-name="P25"/>
        </text:list-item>
        <text:list-item>
          <text:p text:style-name="P25">Adapting the air pressure with 12 hPa per 100 meters</text:p>
          <text:p text:style-name="P15"/>
        </text:list-item>
        <text:list-item>
          <text:p text:style-name="P15"><text:span text:style-name="T3">Adapting the natural snow height with the linear approach of Leidinger D. The mean height values for each height level are used.</text:span></text:p>
          <text:p text:style-name="P15"/>
        </text:list-item>
        <text:list-item>
          <text:p text:style-name="P15"><text:span text:style-name="T9">Replacing the SWI radiation by the mean radiation value for each height level, Scaled by SWI/radiation grid value of AWS at this day</text:span></text:p>
        </text:list-item>
      </text:list>
      <text:p text:style-name="P24"><text:span text:style-name="T7">______________________________________ </text:span><text:line-break/></text:p>
      <text:list xml:id="list160721111333553" text:continue-numbering="true" text:style-name="L4">
        <text:list-item>
          <text:p text:style-name="P14"><text:span text:style-name="T4">Perform defined amount of artificial snowing when possible. </text:span></text:p>
        </text:list-item>
      </text:list>
      <text:p text:style-name="P20"/>
      <text:list xml:id="list160722434819086" text:continue-numbering="true" text:style-name="L4">
        <text:list-item>
          <text:p text:style-name="P22">Add the natural delta to the total snow mass as well</text:p>
          <text:p text:style-name="P22"/>
        </text:list-item>
        <text:list-item>
          <text:p text:style-name="P14"><text:span text:style-name="T4">Adapt albedo (SWO) according to J. Oerlemans, Global radiation and albedo in the ablation zone of Morteratschgletscher, Switzerland .. equation 4.</text:span></text:p>
          <text:p text:style-name="P14"/>
        </text:list-item>
        <text:list-item>
          <text:p text:style-name="P14"><text:span text:style-name="T4">Calculate energy balance with bulk method (see Bachelor's Thesis) with roughness snow 1mm and ice 3mm.</text:span></text:p>
          <text:p text:style-name="P14"/>
        </text:list-item>
        <text:list-item>
          <text:p text:style-name="P14"><text:span text:style-name="T4">When energy balance is positive calculate theoretical melt water and reduce current natural and artificial snow height respectively. For natural snow a density of 250g/dm3, artificial snow with a density of 450g/dm3.</text:span></text:p>
          <text:p text:style-name="P14"/>
        </text:list-item>
      </text:list>
      <text:p text:style-name="P21"><text:span text:style-name="T4">In the end of the simulation, check if overall artificial snowing was too much or too little. Adapt snowing and rerun the steps until artificial snowing per day is accurate to 0.1mm snowing per day.<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7T13:08:57.140933627</meta:creation-date>
    <dc:date>2020-10-17T16:06:17.797290193</dc:date>
    <meta:editing-duration>PT1H42M31S</meta:editing-duration>
    <meta:editing-cycles>11</meta:editing-cycles>
    <meta:generator>LibreOffice/6.0.7.3$Linux_X86_64 LibreOffice_project/00m0$Build-3</meta:generator>
    <meta:document-statistic meta:table-count="0" meta:image-count="0" meta:object-count="0" meta:page-count="2" meta:paragraph-count="41" meta:word-count="714" meta:character-count="4192" meta:non-whitespace-character-count="3539"/>
  </office:meta>
</office:document-meta>
</file>